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9E000001C2FA7EECDA3D53BC5C.jpg" manifest:media-type="image/jpeg"/>
  <manifest:file-entry manifest:full-path="Pictures/100000000000022600000226050D5B415B803907.jpg" manifest:media-type="image/jpeg"/>
  <manifest:file-entry manifest:full-path="Pictures/10000000000001F4000001F47698EDF125129888.jpg" manifest:media-type="image/jpeg"/>
  <manifest:file-entry manifest:full-path="Pictures/10000000000001F4000001E90CF2B955C8BA7647.jpg" manifest:media-type="image/jpeg"/>
  <manifest:file-entry manifest:full-path="Pictures/10000000000001F4000001F42F9D4A17EFAB8AAA.jpg" manifest:media-type="image/jpeg"/>
  <manifest:file-entry manifest:full-path="Pictures/100000000000032000000320473EF94A62C9E2D1.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2.864cm, 1.473cm, 2.988cm, 1.578cm)" draw:image-opacity="100%" style:mirror="non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1.995cm, 1.09cm, 1.72cm, 0.907cm)" draw:image-opacity="100%" style:mirror="none"/>
    </style:style>
    <style:style style:name="gr3"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3.081cm, 0.982cm, 3.701cm, 2.4cm)" draw:image-opacity="100%" style:mirror="none"/>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1.663cm, 0.581cm, 1.221cm, 3.343cm)" draw:image-opacity="100%" style:mirror="none"/>
    </style:style>
    <style:style style:name="gr5"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378cm, 0.669cm, 0.289cm, 0.667cm)" draw:image-opacity="100%" style:mirror="none"/>
    </style:style>
    <style:style style:name="gr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2.781cm, 0.2cm, 2.001cm, 0.182cm)" draw:image-opacity="100%" style:mirror="none"/>
    </style:style>
    <style:style style:name="gr7" style:family="graphic" style:parent-style-name="objectwithoutfill">
      <style:graphic-properties svg:stroke-width="0.106cm" draw:marker-start-width="0.359cm" draw:marker-end-width="0.359cm" draw:fill="solid" draw:textarea-vertical-align="middle" fo:padding-top="0.178cm" fo:padding-bottom="0.178cm" fo:padding-left="0.303cm" fo:padding-right="0.303cm"/>
    </style:style>
    <style:style style:name="gr8" style:family="graphic" style:parent-style-name="objectwithoutfill">
      <style:graphic-properties svg:stroke-width="0.106cm" svg:stroke-color="#ff0000" draw:marker-start-width="0.359cm" draw:marker-end-width="0.359cm" draw:fill="solid" draw:textarea-vertical-align="middle" fo:padding-top="0.178cm" fo:padding-bottom="0.178cm" fo:padding-left="0.303cm" fo:padding-right="0.303cm"/>
    </style:style>
    <style:style style:name="gr9" style:family="graphic" style:parent-style-name="objectwithoutfill">
      <style:graphic-properties svg:stroke-width="0.106cm" svg:stroke-color="#da00c4" draw:marker-start-width="0.359cm" draw:marker-end-width="0.359cm" draw:fill="solid" draw:textarea-vertical-align="middle" fo:padding-top="0.178cm" fo:padding-bottom="0.178cm" fo:padding-left="0.303cm" fo:padding-right="0.303cm"/>
    </style:style>
    <style:style style:name="gr10" style:family="graphic" style:parent-style-name="objectwithoutfill">
      <style:graphic-properties svg:stroke-width="0.106cm" svg:stroke-color="#ff4000" draw:marker-start-width="0.359cm" draw:marker-end-width="0.359cm" draw:fill="solid" draw:textarea-vertical-align="middle" fo:padding-top="0.178cm" fo:padding-bottom="0.178cm" fo:padding-left="0.303cm" fo:padding-right="0.303cm"/>
    </style:style>
    <style:style style:name="gr11" style:family="graphic" style:parent-style-name="objectwithoutfill">
      <style:graphic-properties svg:stroke-width="0.106cm" svg:stroke-color="#069a2e" draw:marker-start-width="0.359cm" draw:marker-end-width="0.359cm" draw:fill="solid" draw:textarea-vertical-align="middle" fo:padding-top="0.178cm" fo:padding-bottom="0.178cm" fo:padding-left="0.303cm" fo:padding-right="0.303cm"/>
    </style:style>
    <style:style style:name="gr12" style:family="graphic" style:parent-style-name="objectwithoutfill">
      <style:graphic-properties svg:stroke-width="0.106cm" svg:stroke-color="#acb20c" draw:marker-start-width="0.359cm" draw:marker-end-width="0.359cm" draw:fill="solid" draw:textarea-vertical-align="middle" fo:padding-top="0.178cm" fo:padding-bottom="0.178cm" fo:padding-left="0.303cm" fo:padding-right="0.303cm"/>
    </style:style>
    <style:style style:name="gr13" style:family="graphic" style:parent-style-name="objectwithoutfill">
      <style:graphic-properties svg:stroke-width="0.106cm" svg:stroke-color="#8d1d75" draw:marker-start-width="0.359cm" draw:marker-end-width="0.359cm" draw:fill="solid" draw:textarea-vertical-align="middle" fo:padding-top="0.178cm" fo:padding-bottom="0.178cm" fo:padding-left="0.303cm" fo:padding-right="0.303cm"/>
    </style:style>
    <style:style style:name="P1" style:family="paragraph">
      <loext:graphic-properties draw:fill="none"/>
      <style:paragraph-properties fo:text-align="center"/>
    </style:style>
    <style:style style:name="P2" style:family="paragraph">
      <loext:graphic-properties draw:fill="solid"/>
      <style:paragraph-properties fo:text-align="center"/>
    </style:style>
  </office:automatic-styles>
  <office:body>
    <office:drawing>
      <draw:page draw:name="page1" draw:style-name="dp1" draw:master-page-name="Padrão">
        <draw:frame draw:style-name="gr1" draw:text-style-name="P1" draw:layer="layout" svg:width="6.873cm" svg:height="5.199cm" svg:x="9.4cm" svg:y="2.301cm">
          <draw:image xlink:href="Pictures/100000000000022600000226050D5B415B803907.jpg" xlink:type="simple" xlink:show="embed" xlink:actuate="onLoad" loext:mime-type="image/jpeg">
            <text:p/>
          </draw:image>
        </draw:frame>
        <draw:frame draw:style-name="gr2" draw:text-style-name="P1" draw:layer="layout" svg:width="11cm" svg:height="4.361cm" svg:x="1.7cm" svg:y="9.539cm">
          <draw:image xlink:href="Pictures/100000000000039E000001C2FA7EECDA3D53BC5C.jpg" xlink:type="simple" xlink:show="embed" xlink:actuate="onLoad" loext:mime-type="image/jpeg">
            <text:p/>
          </draw:image>
        </draw:frame>
        <draw:frame draw:style-name="gr3" draw:text-style-name="P1" draw:layer="layout" svg:width="7.199cm" svg:height="3.799cm" svg:x="8.901cm" svg:y="15.801cm">
          <draw:image xlink:href="Pictures/10000000000001F4000001F47698EDF125129888.jpg" xlink:type="simple" xlink:show="embed" xlink:actuate="onLoad" loext:mime-type="image/jpeg">
            <text:p/>
          </draw:image>
        </draw:frame>
        <draw:frame draw:style-name="gr4" draw:text-style-name="P1" draw:layer="layout" svg:width="1.899cm" svg:height="2.13cm" draw:transform="rotate (-3.14159265358979) translate (22.2cm 19.3cm)">
          <draw:image xlink:href="Pictures/10000000000001F4000001E90CF2B955C8BA7647.jpg" xlink:type="simple" xlink:show="embed" xlink:actuate="onLoad" loext:mime-type="image/jpeg">
            <text:p/>
          </draw:image>
        </draw:frame>
        <draw:frame draw:style-name="gr5" draw:text-style-name="P1" draw:layer="layout" svg:width="5.699cm" svg:height="6.399cm" svg:x="1.9cm" svg:y="1.7cm">
          <draw:image xlink:href="Pictures/100000000000032000000320473EF94A62C9E2D1.jpg" xlink:type="simple" xlink:show="embed" xlink:actuate="onLoad" loext:mime-type="image/jpeg">
            <text:p/>
          </draw:image>
        </draw:frame>
        <draw:frame draw:style-name="gr6" draw:text-style-name="P1" draw:layer="layout" svg:width="6.154cm" svg:height="3.499cm" svg:x="1.846cm" svg:y="15.9cm">
          <draw:image xlink:href="Pictures/10000000000001F4000001F42F9D4A17EFAB8AAA.jpg" xlink:type="simple" xlink:show="embed" xlink:actuate="onLoad" loext:mime-type="image/jpeg">
            <text:p/>
          </draw:image>
        </draw:frame>
        <draw:path draw:style-name="gr7" draw:text-style-name="P2" draw:layer="layout" svg:width="2.371cm" svg:height="0.295cm" draw:transform="rotate (0.726929633455638) translate (7.16458130041689cm 18.3263950577694cm)" svg:viewBox="0 0 2372 296" svg:d="M0 268c379 81 742-41 1128-10 318 25 678 0 951-204l293-54">
          <text:p/>
        </draw:path>
        <draw:path draw:style-name="gr8" draw:text-style-name="P2" draw:layer="layout" svg:width="1.72cm" svg:height="0.407cm" draw:transform="rotate (0.516791991515521) translate (7.317cm 16.959cm)" svg:viewBox="0 0 1721 408" svg:d="M0 0c341 3 680 76 996 205l240 106 291 16 194 81">
          <text:p/>
        </draw:path>
        <draw:path draw:style-name="gr7" draw:text-style-name="P2" draw:layer="layout" svg:width="7.66cm" svg:height="1.815cm" draw:transform="rotate (2.62480066207427) translate (9.08493690330163cm 11.403475098957cm)" svg:viewBox="0 0 7661 1816" svg:d="M0 1816c302-2 599-52 898-60 300-8 556-193 840-267 301-78 552-242 850-302 279-57 542-170 804-278 279-115 573-184 850-302 264-112 540-190 818-255 277-64 511-204 782-263 281-62 570-121 862-69 322 56 565 291 685 572l129 227 130 227 13 23">
          <text:p/>
        </draw:path>
        <draw:path draw:style-name="gr7" draw:text-style-name="P2" draw:layer="layout" svg:width="2.984cm" svg:height="0.428cm" draw:transform="rotate (1.06220738276375) translate (9.71377708401346cm 9.64648757449311cm)" svg:viewBox="0 0 2985 429" svg:d="M0 98c301 42 572-103 873-98 348 6 698 62 1005 248 283 171 638 187 967 179l140-19">
          <text:p/>
        </draw:path>
        <draw:path draw:style-name="gr9" draw:text-style-name="P2" draw:layer="layout" svg:width="10.469cm" svg:height="7.323cm" svg:x="3.589cm" svg:y="7.343cm" svg:viewBox="0 0 10470 7324" svg:d="M17 6323c-84 312 162 699 497 680 287-16 532 128 810 157 314 32 623 103 940 130 296 26 592 22 889 26 268 3 541 0 810 0 278 0 557 0 836 0 278 0 559-28 836 0 371 37 713-65 1072-130 292-53 577-76 862-131 289-55 565-180 862-209 287-29 514-185 784-287 297-112 529-389 628-732 80-278 74-539 78-810 4-299 28-596 78-889 43-260 81-514 105-784 25-302 45-592 52-888 6-278 18-559 0-836-19-279 82-542 131-810 48-263 67-533 157-784l26-26">
          <text:p/>
        </draw:path>
        <draw:line draw:style-name="gr8" draw:text-style-name="P2" draw:layer="layout" svg:x1="7.3cm" svg:y1="16.3cm" svg:x2="7.3cm" svg:y2="15.6cm">
          <text:p/>
        </draw:line>
        <draw:line draw:style-name="gr8" draw:text-style-name="P2" draw:layer="layout" svg:x1="6.5cm" svg:y1="15.6cm" svg:x2="7.2cm" svg:y2="15.2cm">
          <text:p/>
        </draw:line>
        <draw:line draw:style-name="gr8" draw:text-style-name="P2" draw:layer="layout" svg:x1="6.7cm" svg:y1="15.2cm" svg:x2="6.8cm" svg:y2="15.4cm">
          <text:p/>
        </draw:line>
        <draw:line draw:style-name="gr8" draw:text-style-name="P2" draw:layer="layout" svg:x1="6.5cm" svg:y1="15.3cm" svg:x2="6.9cm" svg:y2="15.1cm">
          <text:p/>
        </draw:line>
        <draw:path draw:style-name="gr8" draw:text-style-name="P2" draw:layer="layout" svg:width="5.375cm" svg:height="8.754cm" draw:transform="rotate (-3.14159265358979) translate (6.561cm 15.547cm)" svg:viewBox="0 0 5376 8755" svg:d="M0 0c419 15 827 114 1231 211 260 62 532 68 789 135 265 69 525 111 789 173 231 55 427 174 635 269 227 104 379 302 616 405 217 94 408 241 596 384 210 161 418 357 501 616 71 222 90 451 154 674 58 204 63 422 57 635-6 205 0 411 0 615 0 200 18 399 0 597-18 201-77 399-115 596-38 200-95 397-135 597-43 215-118 418-135 635-16 211-111 406-134 616-24 223-185 387-250 596-66 211-207 396-251 616l-96 212-77 173">
          <text:p/>
        </draw:path>
        <draw:path draw:style-name="gr8" draw:text-style-name="P2" draw:layer="layout" svg:width="4.898cm" svg:height="2.842cm" draw:transform="rotate (-2.35619449019235) translate (9.87105011255256cm 13.5650501125526cm)" svg:viewBox="0 0 4899 2843" svg:d="M0 27c235-83 452 45 653 136 188 84 325 230 504 341 169 104 281 281 421 421 150 150 300 300 449 449 140 140 282 282 422 422 141 141 282 282 422 422 141 140 269 297 422 422 169 138 397 195 612 203 248 10 485-99 735-81l163-110 96-40">
          <text:p/>
        </draw:path>
        <draw:path draw:style-name="gr10" draw:text-style-name="P2" draw:layer="layout" svg:width="2.396cm" svg:height="3.019cm" draw:transform="rotate (1.29503430497979) translate (5.03225365879767cm 8.98975666539152cm)" svg:viewBox="0 0 2397 3020" svg:d="M0 3020c175-4 345-52 499-126 191-92 312-288 399-474 84-179 140-371 222-550 81-173 115-364 159-548 47-194 131-378 185-570 55-199 210-286 343-396 119-98 244-212 408-225l133-86 49-45">
          <text:p/>
        </draw:path>
        <draw:path draw:style-name="gr11" draw:text-style-name="P2" draw:layer="layout" svg:width="7.555cm" svg:height="1.324cm" draw:transform="rotate (0.843692160414059) translate (7.36045443546669cm 12.9021112794638cm)" svg:viewBox="0 0 7556 1325" svg:d="M0 833c199-27 396 18 585 67 182 47 361 105 537 171 179 67 363 124 546 181 188 58 391 87 585 66 181-19 367-22 541-97 183-79 393-10 589 2 200 13 377 93 586 46 194-44 390-83 585-116 188-32 328-115 513-152 164-34 313-119 470-177 173-63 347-102 514-173 155-66 308-129 441-231 156-118 322-148 492-175 180-28 310-135 463-208l109-37">
          <text:p/>
        </draw:path>
        <draw:path draw:style-name="gr12" draw:text-style-name="P2" draw:layer="layout" svg:width="6.032cm" svg:height="5.922cm" draw:transform="rotate (1.5707963267949) translate (7.36673773016792cm 13.411cm)" svg:viewBox="0 0 6033 5923" svg:d="M0 12c193-61 347 119 454 241 113 128 162 295 212 454 47 150 14 312 15 469 2 160 29 325 0 484-32 178-86 351-121 529-37 188-78 381-61 574 13 151-5 299 46 454 54 167 134 317 211 469 96 190 263 305 409 453 136 138 282 273 453 363 154 81 319 134 484 181s326 87 484 152c168 69 314 71 484 136 182 70 363 124 544 181 159 51 321 94 484 136 157 41 315 70 468 121 156 53 324 34 484 76 157 41 299 125 454 166 160 42 303 129 469 151l60 121">
          <text:p/>
        </draw:path>
        <draw:frame draw:style-name="gr4" draw:text-style-name="P1" draw:layer="layout" svg:width="1.899cm" svg:height="2.13cm" draw:transform="rotate (-3.14159265358979) translate (20.3cm 16.5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4cm 16.5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0.199cm 13.9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4cm 13.9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0.199cm 11.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3.999cm 11.3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0.299cm 8.73cm)">
          <draw:image xlink:href="Pictures/10000000000001F4000001E90CF2B955C8BA7647.jpg" xlink:type="simple" xlink:show="embed" xlink:actuate="onLoad" loext:mime-type="image/jpeg">
            <text:p/>
          </draw:image>
        </draw:frame>
        <draw:frame draw:style-name="gr4" draw:text-style-name="P1" draw:layer="layout" svg:width="1.899cm" svg:height="2.13cm" draw:transform="rotate (-3.14159265358979) translate (23.999cm 8.73cm)">
          <draw:image xlink:href="Pictures/10000000000001F4000001E90CF2B955C8BA7647.jpg" xlink:type="simple" xlink:show="embed" xlink:actuate="onLoad" loext:mime-type="image/jpeg">
            <text:p/>
          </draw:image>
        </draw:frame>
        <draw:path draw:style-name="gr10" draw:text-style-name="P2" draw:layer="layout" svg:width="1.152cm" svg:height="0.407cm" draw:transform="rotate (1.89577663351624) translate (20.4850098150062cm 17.4332576583973cm)" svg:viewBox="0 0 1153 408" svg:d="M0 370c124-31 237 61 358 32 141-33 291-70 403-166 115-99 265-132 378-230l14-6">
          <text:p/>
        </draw:path>
        <draw:line draw:style-name="gr10" draw:text-style-name="P2" draw:layer="layout" svg:x1="18.9cm" svg:y1="14.5cm" svg:x2="19.7cm" svg:y2="13.8cm">
          <text:p/>
        </draw:line>
        <draw:line draw:style-name="gr10" draw:text-style-name="P2" draw:layer="layout" svg:x1="22.7cm" svg:y1="14.5cm" svg:x2="23.5cm" svg:y2="13.8cm">
          <text:p/>
        </draw:line>
        <draw:line draw:style-name="gr10" draw:text-style-name="P2" draw:layer="layout" svg:x1="18.8cm" svg:y1="12cm" svg:x2="19.7cm" svg:y2="11.1cm">
          <text:p/>
        </draw:line>
        <draw:line draw:style-name="gr10" draw:text-style-name="P2" draw:layer="layout" svg:x1="22.7cm" svg:y1="12cm" svg:x2="23.5cm" svg:y2="11.2cm">
          <text:p/>
        </draw:line>
        <draw:line draw:style-name="gr10" draw:text-style-name="P2" draw:layer="layout" svg:x1="18.8cm" svg:y1="9.3cm" svg:x2="19.9cm" svg:y2="8.6cm">
          <text:p/>
        </draw:line>
        <draw:line draw:style-name="gr10" draw:text-style-name="P2" draw:layer="layout" svg:x1="22.7cm" svg:y1="9.4cm" svg:x2="23.6cm" svg:y2="8.6cm">
          <text:p/>
        </draw:line>
        <draw:line draw:style-name="gr7" draw:text-style-name="P2" draw:layer="layout" svg:x1="17.8cm" svg:y1="8.5cm" svg:x2="17.8cm" svg:y2="16.9cm">
          <text:p/>
        </draw:line>
        <draw:line draw:style-name="gr7" draw:text-style-name="P2" draw:layer="layout" svg:x1="18.6cm" svg:y1="8.5cm" svg:x2="17.8cm" svg:y2="8.5cm">
          <text:p/>
        </draw:line>
        <draw:line draw:style-name="gr7" draw:text-style-name="P2" draw:layer="layout" svg:x1="18.5cm" svg:y1="11.1cm" svg:x2="17.8cm" svg:y2="11.1cm">
          <text:p/>
        </draw:line>
        <draw:line draw:style-name="gr7" draw:text-style-name="P2" draw:layer="layout" svg:x1="18.5cm" svg:y1="13.7cm" svg:x2="17.8cm" svg:y2="13.7cm">
          <text:p/>
        </draw:line>
        <draw:line draw:style-name="gr7" draw:text-style-name="P2" draw:layer="layout" svg:x1="18.6cm" svg:y1="16.3cm" svg:x2="17.8cm" svg:y2="16.3cm">
          <text:p/>
        </draw:line>
        <draw:line draw:style-name="gr8" draw:text-style-name="P2" draw:layer="layout" svg:x1="20.5cm" svg:y1="6.7cm" svg:x2="20.5cm" svg:y2="16.2cm">
          <text:p/>
        </draw:line>
        <draw:line draw:style-name="gr8" draw:text-style-name="P2" draw:layer="layout" svg:x1="20.1cm" svg:y1="6.7cm" svg:x2="20.5cm" svg:y2="6.7cm">
          <text:p/>
        </draw:line>
        <draw:line draw:style-name="gr8" draw:text-style-name="P2" draw:layer="layout" svg:x1="20cm" svg:y1="9.3cm" svg:x2="20.5cm" svg:y2="9.3cm">
          <text:p/>
        </draw:line>
        <draw:line draw:style-name="gr8" draw:text-style-name="P2" draw:layer="layout" svg:x1="20.1cm" svg:y1="11.9cm" svg:x2="20.5cm" svg:y2="11.9cm">
          <text:p/>
        </draw:line>
        <draw:line draw:style-name="gr8" draw:text-style-name="P2" draw:layer="layout" svg:x1="20.2cm" svg:y1="14.5cm" svg:x2="20.5cm" svg:y2="14.5cm">
          <text:p/>
        </draw:line>
        <draw:line draw:style-name="gr7" draw:text-style-name="P2" draw:layer="layout" svg:x1="21.6cm" svg:y1="8.5cm" svg:x2="21.6cm" svg:y2="16.9cm">
          <text:p/>
        </draw:line>
        <draw:line draw:style-name="gr7" draw:text-style-name="P2" draw:layer="layout" svg:x1="22.4cm" svg:y1="8.5cm" svg:x2="21.6cm" svg:y2="8.5cm">
          <text:p/>
        </draw:line>
        <draw:line draw:style-name="gr7" draw:text-style-name="P2" draw:layer="layout" svg:x1="22.3cm" svg:y1="11.1cm" svg:x2="21.6cm" svg:y2="11.1cm">
          <text:p/>
        </draw:line>
        <draw:line draw:style-name="gr7" draw:text-style-name="P2" draw:layer="layout" svg:x1="22.3cm" svg:y1="13.7cm" svg:x2="21.6cm" svg:y2="13.7cm">
          <text:p/>
        </draw:line>
        <draw:line draw:style-name="gr7" draw:text-style-name="P2" draw:layer="layout" svg:x1="22.4cm" svg:y1="16.3cm" svg:x2="21.6cm" svg:y2="16.3cm">
          <text:p/>
        </draw:line>
        <draw:line draw:style-name="gr8" draw:text-style-name="P2" draw:layer="layout" svg:x1="24.2cm" svg:y1="6.7cm" svg:x2="24.2cm" svg:y2="16.2cm">
          <text:p/>
        </draw:line>
        <draw:line draw:style-name="gr8" draw:text-style-name="P2" draw:layer="layout" svg:x1="23.8cm" svg:y1="6.7cm" svg:x2="24.2cm" svg:y2="6.7cm">
          <text:p/>
        </draw:line>
        <draw:line draw:style-name="gr8" draw:text-style-name="P2" draw:layer="layout" svg:x1="23.8cm" svg:y1="9.3cm" svg:x2="24.3cm" svg:y2="9.3cm">
          <text:p/>
        </draw:line>
        <draw:line draw:style-name="gr8" draw:text-style-name="P2" draw:layer="layout" svg:x1="23.8cm" svg:y1="11.9cm" svg:x2="24.2cm" svg:y2="11.9cm">
          <text:p/>
        </draw:line>
        <draw:line draw:style-name="gr8" draw:text-style-name="P2" draw:layer="layout" svg:x1="23.9cm" svg:y1="14.5cm" svg:x2="24.2cm" svg:y2="14.5cm">
          <text:p/>
        </draw:line>
        <draw:path draw:style-name="gr10" draw:text-style-name="P2" draw:layer="layout" svg:width="2.781cm" svg:height="0.951cm" svg:x="20.829cm" svg:y="16.314cm" svg:viewBox="0 0 2782 952" svg:d="M0 952c179-12 354-62 529-105 166-41 340-68 499-137 149-64 307-116 469-136 156-19 303-79 453-121 159-45 294-150 454-196l166-91 151-136 61-30">
          <text:p/>
        </draw:path>
        <draw:line draw:style-name="gr7" draw:text-style-name="P2" draw:layer="layout" svg:x1="7.3cm" svg:y1="19.2cm" svg:x2="20.4cm" svg:y2="19.2cm">
          <text:p/>
        </draw:line>
        <draw:line draw:style-name="gr7" draw:text-style-name="P2" draw:layer="layout" svg:x1="11.1cm" svg:y1="13.5cm" svg:x2="11.1cm" svg:y2="19.2cm">
          <text:p/>
        </draw:line>
        <draw:line draw:style-name="gr7" draw:text-style-name="P2" draw:layer="layout" svg:x1="17.8cm" svg:y1="16.9cm" svg:x2="17.8cm" svg:y2="19.2cm">
          <text:p/>
        </draw:line>
        <draw:line draw:style-name="gr7" draw:text-style-name="P2" draw:layer="layout" svg:x1="21.6cm" svg:y1="16.8cm" svg:x2="17.8cm" svg:y2="16.8cm">
          <text:p/>
        </draw:line>
        <draw:line draw:style-name="gr7" draw:text-style-name="P2" draw:layer="layout" svg:x1="17.8cm" svg:y1="19.2cm" svg:x2="20.5cm" svg:y2="19.2cm">
          <text:p/>
        </draw:line>
        <draw:line draw:style-name="gr7" draw:text-style-name="P2" draw:layer="layout" svg:x1="20.5cm" svg:y1="19.2cm" svg:x2="20.6cm" svg:y2="19.1cm">
          <text:p/>
        </draw:line>
        <draw:line draw:style-name="gr8" draw:text-style-name="P2" draw:layer="layout" svg:x1="24.2cm" svg:y1="17cm" svg:x2="9.8cm" svg:y2="17cm">
          <text:p/>
        </draw:line>
        <draw:line draw:style-name="gr8" draw:text-style-name="P2" draw:layer="layout" svg:x1="9.8cm" svg:y1="17cm" svg:x2="9.8cm" svg:y2="13.5cm">
          <text:p/>
        </draw:line>
        <draw:line draw:style-name="gr8" draw:text-style-name="P2" draw:layer="layout" svg:x1="24.2cm" svg:y1="16.2cm" svg:x2="24.2cm" svg:y2="17cm">
          <text:p/>
        </draw:line>
        <draw:line draw:style-name="gr8" draw:text-style-name="P2" draw:layer="layout" svg:x1="20.5cm" svg:y1="16.2cm" svg:x2="20.5cm" svg:y2="17cm">
          <text:p/>
        </draw:line>
        <draw:line draw:style-name="gr8" draw:text-style-name="P2" draw:layer="layout" svg:x1="22.1cm" svg:y1="17.3cm" svg:x2="22.1cm" svg:y2="17cm">
          <text:p/>
        </draw:line>
        <draw:path draw:style-name="gr13" draw:text-style-name="P2" draw:layer="layout" svg:width="15.126cm" svg:height="15.046cm" draw:transform="rotate (-1.25192467245553) translate (17.3050872616816cm 5.14257731105388cm)" svg:viewBox="0 0 15127 15047" svg:d="M0 15029c279 49 596 1 802-181 217-191 352-459 527-693 202-270 409-536 592-820 147-228 206-492 295-744 85-243 162-492 243-737 91-276 182-550 273-827 83-251 165-507 251-759 98-290 179-586 333-856 145-253 197-546 295-819 81-228 160-460 228-692 81-280 216-539 296-820 77-270 198-528 265-803 69-283 243-510 332-782 76-230 130-472 251-685 121-211 220-437 295-670 80-246 16-662 267-730 253-68 465 246 692 377 265 154 504 340 783 482 269 137 534 285 796 436 214 123 429 247 648 362 224 118 479 156 708 259 238 107 495 99 743 146 259 50 528 52 789 13 285-42 575-71 863-62 282 8 523-143 795-159 278-16 544-89 817-150 263-60 442-333 520-597 79-272 309-426 429-700 112-258 264-489 370-745 89-217 148-447 221-670 74-223 108-465 221-670 133-241 26-455 110-707 78-238 102-498 50-751l-179-208-127-67">
          <text:p/>
        </draw:path>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4-18T12:04:31.357000000</meta:creation-date>
    <dc:date>2021-04-18T12:48:11.295000000</dc:date>
    <meta:editing-duration>PT7M10S</meta:editing-duration>
    <meta:editing-cycles>2</meta:editing-cycles>
    <meta:generator>LibreOffice/6.4.4.2$Windows_X86_64 LibreOffice_project/3d775be2011f3886db32dfd395a6a6d1ca2630ff</meta:generator>
    <meta:document-statistic meta:object-count="68"/>
  </office:meta>
</office:document-meta>
</file>